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dbe0" officeooo:paragraph-rsid="0017dbe0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7dbe0" officeooo:paragraph-rsid="0017dbe0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17dbe0"/>
    </style:style>
    <style:style style:name="T1" style:family="text">
      <style:text-properties officeooo:rsid="0017dbe0"/>
    </style:style>
    <style:style style:name="T2" style:family="text">
      <style:text-properties officeooo:rsid="00188866"/>
    </style:style>
    <style:style style:name="T3" style:family="text">
      <style:text-properties officeooo:rsid="0019f8f9"/>
    </style:style>
    <style:style style:name="T4" style:family="text">
      <style:text-properties officeooo:rsid="001bea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arning Diary Exercise 2.1</text:p>
      <text:p text:style-name="P2"/>
      <text:p text:style-name="P1">1. How long did you work on the exercise (in minutes or hours) </text:p>
      <text:p text:style-name="P1"/>
      <text:p text:style-name="P1"><text:s text:c="2"/>It took me around 6 hours .</text:p>
      <text:p text:style-name="P1"/>
      <text:p text:style-name="P1">2. Describe the approach of your solution. Discuss aspects such as the network operations, error </text:p>
      <text:p text:style-name="P3"><text:span text:style-name="T1">handling, overall design ,</text:span>Why did you choose this approach?</text:p>
      <text:p text:style-name="P1"/>
      <text:p text:style-name="P1">I start first by understanding the concept of the IP versions , Once I learned the basics of it , <text:span text:style-name="T4">I first tried to separate the string that the server sent me by putting each in their variable . Secondly </text:span>I use<text:span text:style-name="T4">d </text:span>the logic to code by creating a function that identify whether the address that the server sent is IPV4 <text:s/>or IPV6. That work fine for me </text:p>
      <text:p text:style-name="P1"/>
      <text:p text:style-name="P1">3. Did you have any failures or problems before successful solution? Discuss (your analysis) of the </text:p>
      <text:p text:style-name="P1">reasons of problems, and how you fixed them </text:p>
      <text:p text:style-name="P1"/>
      <text:p text:style-name="P1">1) I first spent an hour trying to compile my program with NAT because I forgot that it does not work with it once I use my ethernet cable I start to see some progress.</text:p>
      <text:p text:style-name="P1">2) I forgot to use sockname function which result sending all the time the same address the server was sending to me .</text:p>
      <text:p text:style-name="P1">3) I Had some hardcod<text:span text:style-name="T3">ing</text:span> proble<text:span text:style-name="T3">m</text:span> with my IP address <text:s/>I tried first to write it to the string for secondary socket but it did not work as server also expects ipv6 address. </text:p>
      <text:p text:style-name="P1">4) My IPV6 code was not write and I was having error such “inet_ntop: No space left on device” and the server <text:s/>were sending me timeout message <text:s/>that was due to wrong allocation of the memory space.</text:p>
      <text:p text:style-name="P1"/>
      <text:p text:style-name="P1">4. Did you learn anything? (or did you know it already? or did you not understand what were you </text:p>
      <text:p text:style-name="P1">supposed to learn?) </text:p>
      <text:p text:style-name="P1"/>
      <text:p text:style-name="P1">I learnt about IPv4 and <text:s/>IPv6 address basics . Also creating the favored socket based on the necessity. I did not know anything before about this topics but ofcourse I learned a lot .</text:p>
      <text:p text:style-name="P1"/>
      <text:p text:style-name="P1">5. Give feedback about exercise and related material. Is there something that could be improved? </text:p>
      <text:p text:style-name="P1"/>
      <text:p text:style-name="P1">I am happy with the current content and the examples in the course materi<text:span text:style-name="T2">al are very helpfu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00:45:13.005750092</meta:creation-date>
    <dc:date>2016-02-05T19:25:02.373137576</dc:date>
    <meta:editing-duration>PT1M4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356" meta:character-count="1908" meta:non-whitespace-character-count="1553"/>
  </office:meta>
</office:document-meta>
</file>